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A260000065AA15A98761543D762.jpg" manifest:media-type="image/jpeg"/>
  <manifest:file-entry manifest:full-path="Pictures/10000201000004F20000014DECD2904D88868E1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 svg:font-family="'Courier New'" style:font-adornments="Normal"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larendon LT Std" svg:font-family="'Clarendon LT Std'" style:font-adornments="Bold" style:font-pitch="variable"/>
    <style:font-face style:name="Helvetica-Black" svg:font-family="Helvetica-Black" style:font-adornments="Negra cursiva" style:font-pitch="variable"/>
    <style:font-face style:name="Helvetica-Compressed" svg:font-family="Helvetica-Compressed" style:font-adornments="Roman" style:font-pitch="variable"/>
    <style:font-face style:name="Helvetica-CondensedBlack" svg:font-family="Helvetica-CondensedBlack" style:font-adornments="Negra" style:font-pitch="variable"/>
    <style:font-face style:name="Helvetica-CondensedBlack1" svg:font-family="Helvetica-CondensedBlack" style:font-adornments="Negra cursiva" style:font-pitch="variable"/>
    <style:font-face style:name="Times New Roman" svg:font-family="'Times New Roman'" style:font-family-generic="roman" style:font-pitch="variable"/>
    <style:font-face style:name="Helvetica1" svg:font-family="Helvetica" style:font-adornments="Negrita" style:font-family-generic="swiss" style:font-pitch="variable"/>
    <style:font-face style:name="Helvetica" svg:font-family="Helvetica" style:font-adornments="Norm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roid Sans" svg:font-family="'Droid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6.995cm" fo:break-before="auto" fo:break-after="auto" table:align="left" fo:keep-with-next="auto" style:may-break-between-rows="true" table:border-model="collapsing"/>
    </style:style>
    <style:style style:name="Tabla1.A" style:family="table-column">
      <style:table-column-properties style:column-width="1.893cm"/>
    </style:style>
    <style:style style:name="Tabla1.B" style:family="table-column">
      <style:table-column-properties style:column-width="15.102cm"/>
    </style:style>
    <style:style style:name="Tabla1.1" style:family="table-row">
      <style:table-row-properties fo:keep-together="auto"/>
    </style:style>
    <style:style style:name="Tabla1.A1" style:family="table-cell">
      <style:table-cell-properties fo:background-color="#dddddd" fo:padding="0.097cm" fo:border="0.05pt solid #000000" style:writing-mode="page">
        <style:background-image/>
      </style:table-cell-properties>
    </style:style>
    <style:style style:name="Tabla1.3" style:family="table-row">
      <style:table-row-properties style:min-row-height="0.527cm" fo:keep-together="auto"/>
    </style:style>
    <style:style style:name="P1" style:family="paragraph" style:parent-style-name="Header">
      <style:text-properties style:font-name="Clarendon LT Std"/>
    </style:style>
    <style:style style:name="P2" style:family="paragraph" style:parent-style-name="Standard">
      <style:text-properties fo:font-weight="bold" style:font-weight-asian="bold" style:font-weight-complex="bold"/>
    </style:style>
    <style:style style:name="P3" style:family="paragraph" style:parent-style-name="Tabla_20_-_20_encabezado">
      <style:paragraph-properties fo:text-align="start" style:justify-single-word="false"/>
      <style:text-properties style:use-window-font-color="true"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Text_20_body">
      <style:text-properties officeooo:rsid="004cf184" officeooo:paragraph-rsid="004cf184"/>
    </style:style>
    <style:style style:name="P5" style:family="paragraph" style:parent-style-name="Heading_20_1">
      <style:text-properties style:font-name="Helvetica-CondensedBlack" fo:font-size="18.8999996185303pt" fo:font-weight="900" officeooo:rsid="004cf184" officeooo:paragraph-rsid="004cf184" style:font-name-asian="WenQuanYi Micro Hei" style:font-size-asian="18.2000007629395pt" style:font-weight-asian="bold" style:font-name-complex="Lohit Devanagari" style:font-size-complex="18.2000007629395pt" style:font-weight-complex="bold"/>
    </style:style>
    <style:style style:name="P6" style:family="paragraph" style:parent-style-name="Heading_20_1" style:list-style-name="">
      <style:paragraph-properties fo:line-height="150%" fo:text-align="center" style:justify-single-word="false"/>
      <style:text-properties style:font-name="Helvetica-CondensedBlack" fo:font-size="18.8999996185303pt" fo:font-weight="900" officeooo:rsid="00486779" officeooo:paragraph-rsid="00486779" style:font-name-asian="WenQuanYi Micro Hei" style:font-size-asian="18.2000007629395pt" style:font-weight-asian="bold" style:font-name-complex="Lohit Devanagari" style:font-size-complex="18.2000007629395pt" style:font-weight-complex="bold"/>
    </style:style>
    <style:style style:name="P7" style:family="paragraph" style:parent-style-name="Heading_20_1">
      <style:text-properties officeooo:rsid="003dcbec" officeooo:paragraph-rsid="004cf184"/>
    </style:style>
    <style:style style:name="P8" style:family="paragraph" style:parent-style-name="Heading_20_1">
      <style:text-properties officeooo:paragraph-rsid="00486779"/>
    </style:style>
    <style:style style:name="P9" style:family="paragraph" style:parent-style-name="Heading_20_3">
      <style:text-properties style:font-name="Helvetica-Black" fo:font-size="14.6999998092651pt" fo:font-style="italic" fo:font-weight="900" officeooo:rsid="00477490" officeooo:paragraph-rsid="00477490" style:font-name-asian="WenQuanYi Micro Hei" style:font-size-asian="14.1000003814697pt" style:font-weight-asian="bold" style:font-name-complex="Lohit Devanagari" style:font-size-complex="14.1000003814697pt" style:font-weight-complex="bold"/>
    </style:style>
    <style:style style:name="P10" style:family="paragraph" style:parent-style-name="Table_20_Contents" style:list-style-name="L1">
      <style:paragraph-properties fo:text-align="start" style:justify-single-word="false"/>
      <style:text-properties style:use-window-font-color="true" style:text-outline="false" style:text-line-through-style="none" style:text-line-through-type="none" style:font-name="Helvetica" fo:font-size="12pt" fo:font-style="normal" fo:text-shadow="none" style:text-underline-style="none" fo:font-weight="normal" officeooo:rsid="004b15eb" officeooo:paragraph-rsid="004b15eb"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style:use-window-font-color="true" style:text-outline="false" style:text-line-through-style="none" style:text-line-through-type="none" style:font-name="Helvetica" fo:font-size="12pt" fo:font-style="normal" fo:text-shadow="none" style:text-underline-style="none" fo:font-weight="normal" officeooo:rsid="005a9437" officeooo:paragraph-rsid="005a9437"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2pt" fo:font-style="normal" fo:text-shadow="none" style:text-underline-style="none" fo:font-weight="normal" officeooo:rsid="005a9437" officeooo:paragraph-rsid="005a9437"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list-style-name="L3">
      <style:text-properties officeooo:paragraph-rsid="004cf184"/>
    </style:style>
    <style:style style:name="P14" style:family="paragraph" style:parent-style-name="Text_20_body" style:list-style-name="L3">
      <style:text-properties officeooo:paragraph-rsid="0050d41e"/>
    </style:style>
    <style:style style:name="P15" style:family="paragraph" style:parent-style-name="Text_20_body" style:list-style-name="L3">
      <style:text-properties officeooo:paragraph-rsid="005d30ed"/>
    </style:style>
    <style:style style:name="P16" style:family="paragraph" style:parent-style-name="Text_20_body" style:list-style-name="L3">
      <style:text-properties officeooo:paragraph-rsid="005d73a2"/>
    </style:style>
    <style:style style:name="P17" style:family="paragraph" style:parent-style-name="Text_20_body" style:list-style-name="L3">
      <style:text-properties style:font-name="Liberation Sans" fo:font-size="11pt" officeooo:rsid="005a9437" officeooo:paragraph-rsid="005a9437" style:font-size-asian="10.5pt"/>
    </style:style>
    <style:style style:name="P18" style:family="paragraph" style:parent-style-name="Text_20_body" style:list-style-name="L3">
      <style:text-properties style:font-name="Liberation Sans" fo:font-size="11pt" officeooo:rsid="005bbcae" officeooo:paragraph-rsid="005bbcae" style:font-size-asian="10.5pt"/>
    </style:style>
    <style:style style:name="P19" style:family="paragraph" style:parent-style-name="Text_20_body" style:list-style-name="L3">
      <style:text-properties style:font-name="Liberation Sans" fo:font-size="11pt" officeooo:rsid="005d30ed" officeooo:paragraph-rsid="005d30ed" style:font-size-asian="10.5pt"/>
    </style:style>
    <style:style style:name="P20" style:family="paragraph" style:parent-style-name="Text_20_body" style:list-style-name="L5">
      <style:text-properties style:font-name="Liberation Sans" fo:font-size="11pt" officeooo:rsid="005d73a2" officeooo:paragraph-rsid="005d73a2" style:font-size-asian="10.5pt"/>
    </style:style>
    <style:style style:name="P21" style:family="paragraph" style:parent-style-name="Text_20_body" style:list-style-name="L4">
      <style:text-properties officeooo:paragraph-rsid="005d73a2"/>
    </style:style>
    <style:style style:name="P22" style:family="paragraph" style:parent-style-name="Text_20_body" style:list-style-name="L5">
      <style:text-properties officeooo:paragraph-rsid="00590769"/>
    </style:style>
    <style:style style:name="P23" style:family="paragraph" style:parent-style-name="Text_20_body">
      <style:text-properties officeooo:paragraph-rsid="004b15eb"/>
    </style:style>
    <style:style style:name="P24" style:family="paragraph" style:parent-style-name="Text_20_body" style:list-style-name="L3">
      <style:text-properties officeooo:rsid="005bbcae" officeooo:paragraph-rsid="005bbcae"/>
    </style:style>
    <style:style style:name="P25" style:family="paragraph" style:parent-style-name="Text_20_body" style:list-style-name="">
      <style:paragraph-properties fo:line-height="150%" fo:text-align="center" style:justify-single-word="false"/>
      <style:text-properties style:font-name="Helvetica-CondensedBlack" fo:font-size="18.8999996185303pt" fo:font-weight="900" officeooo:rsid="00486779" officeooo:paragraph-rsid="00486779" style:font-name-asian="WenQuanYi Micro Hei" style:font-size-asian="18.2000007629395pt" style:font-weight-asian="bold" style:font-name-complex="Lohit Devanagari" style:font-size-complex="18.2000007629395pt" style:font-weight-complex="bold"/>
    </style:style>
    <style:style style:name="T1" style:family="text">
      <style:text-properties fo:font-style="italic" style:font-style-asian="italic" style:font-style-complex="italic"/>
    </style:style>
    <style:style style:name="T2" style:family="text">
      <style:text-properties fo:font-style="italic" fo:font-weight="normal" officeooo:rsid="003812c6"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style:font-name="Helvetica-CondensedBlack1" fo:font-size="12pt" fo:font-style="italic" fo:font-weight="normal" officeooo:rsid="00477490" style:font-name-asian="WenQuanYi Micro Hei" style:font-size-asian="12pt" style:font-style-asian="italic" style:font-weight-asian="normal" style:font-name-complex="Lohit Devanagari" style:font-size-complex="28pt" style:font-style-complex="italic" style:font-weight-complex="normal"/>
    </style:style>
    <style:style style:name="T5" style:family="text">
      <style:text-properties style:font-name="Helvetica-CondensedBlack1" fo:font-size="16.1000003814697pt" fo:font-style="italic" fo:font-weight="900" officeooo:rsid="005a9437" style:font-name-asian="WenQuanYi Micro Hei" style:font-size-asian="16.1000003814697pt" style:font-weight-asian="bold" style:font-name-complex="Lohit Devanagari" style:font-size-complex="16.1000003814697pt" style:font-weight-complex="bold"/>
    </style:style>
    <style:style style:name="T6" style:family="text">
      <style:text-properties style:font-name="Liberation Sans" fo:font-size="11pt" style:font-size-asian="10.5pt"/>
    </style:style>
    <style:style style:name="T7" style:family="text">
      <style:text-properties style:font-name="Liberation Sans" fo:font-size="11pt" officeooo:rsid="004cf184" style:font-size-asian="10.5pt"/>
    </style:style>
    <style:style style:name="T8" style:family="text">
      <style:text-properties style:font-name="Liberation Sans" fo:font-size="11pt" officeooo:rsid="004df587" style:font-size-asian="10.5pt"/>
    </style:style>
    <style:style style:name="T9" style:family="text">
      <style:text-properties style:font-name="Liberation Sans" fo:font-size="11pt" officeooo:rsid="005a9437" style:font-size-asian="10.5pt"/>
    </style:style>
    <style:style style:name="T10" style:family="text">
      <style:text-properties style:font-name="Liberation Sans" fo:font-size="11pt" officeooo:rsid="005bbcae" style:font-size-asian="10.5pt"/>
    </style:style>
    <style:style style:name="T11" style:family="text">
      <style:text-properties style:font-name="Liberation Sans" fo:font-size="11pt" officeooo:rsid="005d30ed" style:font-size-asian="10.5pt"/>
    </style:style>
    <style:style style:name="T12" style:family="text">
      <style:text-properties style:font-name="Liberation Sans" fo:font-size="11pt" officeooo:rsid="005d73a2" style:font-size-asian="10.5pt"/>
    </style:style>
    <style:style style:name="T13" style:family="text">
      <style:text-properties style:font-name="Liberation Sans" fo:font-size="11pt" officeooo:rsid="00590769" style:font-size-asian="10.5pt"/>
    </style:style>
    <style:style style:name="T14" style:family="text">
      <style:text-properties style:font-name="Liberation Sans" fo:font-size="11pt" officeooo:rsid="005dead7" style:font-size-asian="10.5pt"/>
    </style:style>
    <style:style style:name="T15" style:family="text">
      <style:text-properties style:font-name="Liberation Sans" fo:font-size="11pt" officeooo:rsid="005f1d71" style:font-size-asian="10.5pt"/>
    </style:style>
    <style:style style:name="T16" style:family="text">
      <style:text-properties style:font-name="Liberation Sans" fo:font-size="11pt" fo:font-weight="bold" officeooo:rsid="005a9437" style:font-size-asian="10.5pt" style:font-weight-asian="bold" style:font-weight-complex="bold"/>
    </style:style>
    <style:style style:name="T17" style:family="text">
      <style:text-properties style:font-name="Liberation Sans" fo:font-size="11pt" fo:font-style="italic" officeooo:rsid="004df587" style:font-size-asian="10.5pt" style:font-style-asian="italic" style:font-style-complex="italic"/>
    </style:style>
    <style:style style:name="T18" style:family="text">
      <style:text-properties style:font-name="Liberation Sans" fo:font-size="11pt" fo:font-style="italic" officeooo:rsid="005bbcae" style:font-size-asian="10.5pt" style:font-style-asian="italic" style:font-style-complex="italic"/>
    </style:style>
    <style:style style:name="T19" style:family="text">
      <style:text-properties style:font-name="Liberation Sans" fo:font-size="11pt" fo:font-style="normal" officeooo:rsid="005342a2" style:font-size-asian="10.5pt" style:font-style-asian="normal" style:font-style-complex="normal"/>
    </style:style>
    <style:style style:name="T20" style:family="text">
      <style:text-properties style:font-name="Liberation Sans" fo:font-size="11pt" fo:font-style="normal" officeooo:rsid="005d73a2" style:font-size-asian="10.5pt" style:font-style-asian="normal" style:font-style-complex="normal"/>
    </style:style>
    <style:style style:name="T21" style:family="text">
      <style:text-properties fo:color="#66ff00" style:font-name="Liberation Mono" fo:font-size="11pt" fo:font-style="normal" officeooo:rsid="004df587" fo:background-color="#333333" loext:char-shading-value="0" style:font-size-asian="10.5pt" style:font-style-asian="normal" style:font-style-complex="normal"/>
    </style:style>
    <style:style style:name="T22" style:family="text">
      <style:text-properties fo:color="#66ff00" style:font-name="Liberation Mono" fo:font-size="10pt" fo:font-style="normal" fo:background-color="#333333" loext:char-shading-value="0" style:font-size-asian="10pt" style:font-style-asian="normal" style:font-size-complex="10pt" style:font-style-complex="normal"/>
    </style:style>
    <style:style style:name="T23" style:family="text">
      <style:text-properties fo:color="#66ff00" style:font-name="Liberation Mono" fo:font-size="10pt" fo:font-style="normal" officeooo:rsid="005342a2" fo:background-color="#333333" loext:char-shading-value="0" style:font-size-asian="10pt" style:font-style-asian="normal" style:font-size-complex="10pt" style:font-style-complex="normal"/>
    </style:style>
    <style:style style:name="T24" style:family="text">
      <style:text-properties fo:color="#66ff00" style:font-name="Liberation Mono" fo:font-size="10pt" fo:font-style="normal" officeooo:rsid="005bbcae" fo:background-color="#333333" loext:char-shading-value="0" style:font-size-asian="10pt" style:font-style-asian="normal" style:font-size-complex="10pt" style:font-style-complex="normal"/>
    </style:style>
    <style:style style:name="T25" style:family="text">
      <style:text-properties fo:color="#66ff00" style:font-name="Liberation Mono" fo:font-size="10pt" fo:font-style="normal" officeooo:rsid="004df587" fo:background-color="#333333" loext:char-shading-value="0" style:font-size-asian="10pt" style:font-style-asian="normal" style:font-size-complex="10pt" style:font-style-complex="normal"/>
    </style:style>
    <style:style style:name="T26" style:family="text">
      <style:text-properties style:font-name="Helvetica-CondensedBlack" fo:font-size="18.8999996185303pt" fo:font-weight="900" officeooo:rsid="00486779" style:font-name-asian="WenQuanYi Micro Hei" style:font-size-asian="18.2000007629395pt" style:font-weight-asian="bold" style:font-name-complex="Lohit Devanagari" style:font-size-complex="18.2000007629395pt" style:font-weight-complex="bold"/>
    </style:style>
    <style:style style:name="T27" style:family="text">
      <style:text-properties style:font-name="Helvetica-CondensedBlack" fo:font-size="18.8999996185303pt" fo:font-weight="900" officeooo:rsid="00590769" style:font-name-asian="WenQuanYi Micro Hei" style:font-size-asian="18.2000007629395pt" style:font-weight-asian="bold" style:font-name-complex="Lohit Devanagari" style:font-size-complex="18.2000007629395pt" style:font-weight-complex="bold"/>
    </style:style>
    <style:style style:name="T28" style:family="text">
      <style:text-properties officeooo:rsid="005a9437"/>
    </style:style>
    <style:style style:name="T29" style:family="text">
      <style:text-properties officeooo:rsid="004b15eb"/>
    </style:style>
    <style:style style:name="T30" style:family="text">
      <style:text-properties officeooo:rsid="004cf184"/>
    </style:style>
    <style:style style:name="T31" style:family="text">
      <style:text-properties officeooo:rsid="005d30ed"/>
    </style:style>
    <style:style style:name="T32" style:family="text">
      <style:text-properties officeooo:rsid="005d73a2"/>
    </style:style>
    <style:style style:name="T33" style:family="text">
      <style:text-properties officeooo:rsid="005dead7"/>
    </style:style>
    <style:style style:name="T34" style:family="text">
      <style:text-properties officeooo:rsid="005f1d7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SMR – </text:span><text:span text:style-name="T4">Seguridad Informática</text:span></text:p>
      <text:h text:style-name="Heading_20_2" text:outline-level="2">UT N.º <text:span text:style-name="T5">7</text:span> – <text:span text:style-name="T5">Seguridad en el almacenamiento</text:span></text:h>
      <table:table table:name="Tabla1" table:style-name="Tabla1" table:template-name="Tabla - encabezado">
        <table:table-column table:style-name="Tabla1.A"/>
        <table:table-column table:style-name="Tabla1.B"/>
        <table:table-row table:style-name="Tabla1.1">
          <table:table-cell table:style-name="Tabla1.A1" table:number-columns-spanned="2" office:value-type="string">
            <text:p text:style-name="P2">Actividad</text:p>
          </table:table-cell>
          <table:covered-table-cell/>
        </table:table-row>
        <table:table-row table:style-name="Tabla1.1">
          <table:table-cell table:style-name="Tabla1.A1" office:value-type="string">
            <text:p text:style-name="P12">4</text:p>
          </table:table-cell>
          <table:table-cell table:style-name="Tabla1.A1" office:value-type="string">
            <text:p text:style-name="P11">Copia de seguridad remota</text:p>
          </table:table-cell>
        </table:table-row>
        <table:table-row table:style-name="Tabla1.3">
          <table:table-cell table:style-name="Tabla1.A1" table:number-columns-spanned="2" office:value-type="string">
            <text:p text:style-name="P3">Requisitos</text:p>
          </table:table-cell>
          <table:covered-table-cell/>
        </table:table-row>
        <table:table-row table:style-name="Tabla1.1">
          <table:table-cell table:style-name="Tabla1.A1" table:number-columns-spanned="2" office:value-type="string">
            <text:list xml:id="list2966438918" text:style-name="L1">
              <text:list-item>
                <text:p text:style-name="P10">Máquina virtual <text:span text:style-name="T28">GNU/Linux </text:span>sin entorno gráfico, <text:span text:style-name="T28">como servidor (p. ej. Debian)</text:span></text:p>
              </text:list-item>
              <text:list-item>
                <text:p text:style-name="P10"><text:span text:style-name="T28">Máquina virtual GNU/Linux CON entorno gráfico, como cliente (p. ej. Linux Mint)</text:span></text:p>
              </text:list-item>
            </text:list>
          </table:table-cell>
          <table:covered-table-cell/>
        </table:table-row>
      </table:table>
      <text:h text:style-name="P5" text:outline-level="1">Planteamiento</text:h>
      <text:p text:style-name="P23"><text:span text:style-name="T29">Vamos a configurar nuestra máquina virtual </text:span><text:span text:style-name="T28">cliente </text:span><text:span text:style-name="T9">para que haga una copia de seguridad de una carpeta dada en el servidor. </text:span><text:span text:style-name="T15">La transferencia de datos se hará usando un protocolo seguro, para garantizar su confidencialidad.</text:span></text:p>
      <text:h text:style-name="P7" text:outline-level="1">Desarrollo</text:h>
      <text:p text:style-name="P4">Sigue los siguientes pasos para desarrollar esta práctica:</text:p>
      <text:list xml:id="list1048870885" text:style-name="L3">
        <text:list-item>
          <text:p text:style-name="P14"><text:span text:style-name="T7">Abre el programa de virtualización (VirtualBox) </text:span><text:span text:style-name="T9">e inicia ambas máquinas virtuales</text:span><text:span text:style-name="T7">. </text:span><text:span text:style-name="T9">Deben estar ambas con </text:span><text:span text:style-name="T16">adaptador puente</text:span><text:span text:style-name="T9"> de red. El servidor tendrá como dirección IP 192.168.2.</text:span><text:span text:style-name="T16">X</text:span><text:span text:style-name="T9">, donde </text:span><text:span text:style-name="T16">X</text:span><text:span text:style-name="T9"> es igual a la suma de 200 + tu número de puesto (por ejemplo, si te sientas en el puesto 4 de la segunda fila, la IP será 192.168.2.224). La máquina cliente tendrá dirección dinámica, obtenida por DHCP.<text:line-break/>Si has tenido que cambiar alguna dirección IP, reinicia el interfaz de red correspondiente con los comandos </text:span><text:span text:style-name="T25">ifdown</text:span><text:span text:style-name="T9"> e </text:span><text:span text:style-name="T25">ifup</text:span><text:span text:style-name="T9">.</text:span></text:p>
        </text:list-item>
        <text:list-item>
          <text:p text:style-name="P19">Configura tus máquinas para que puedas conectarte del cliente al servidor usando SSH <text:span text:style-name="T3">con certificado digital.</text:span></text:p>
        </text:list-item>
        <text:list-item>
          <text:p text:style-name="P17"><text:span text:style-name="T30">I</text:span>nstala en tu máquina cliente el programa <text:span text:style-name="T1">Back in Time:</text:span><text:line-break/><text:span text:style-name="T22">$ </text:span><text:span text:style-name="T23">sudo apt install </text:span><text:span text:style-name="T24">backintime-qt</text:span><text:span text:style-name="T23"> </text:span></text:p>
        </text:list-item>
        <text:list-item>
          <text:p text:style-name="P24"><text:span text:style-name="T10">C</text:span><text:span text:style-name="T6">rea una carpeta en tu escritorio, y llámala BiT-NOMBRE, sustituyendo «NOMBRE» por tu propio nombre, claro.</text:span></text:p>
        </text:list-item>
        <text:list-item>
          <text:p text:style-name="P13"><text:span text:style-name="T10">Ejecuta el programa (en el </text:span><text:span text:style-name="T18">menú de aplicaciones,</text:span><text:span text:style-name="T10"> sección de </text:span><text:span text:style-name="T18">Administración)</text:span><text:span text:style-name="T17">.</text:span></text:p>
        </text:list-item>
        <text:list-item>
          <text:p text:style-name="P18">Back in Time funciona con perfiles. Cada perfil ejecuta una copia de seguridad con una serie de parámetros dados. Por ejemplo, un perfil puede hacer una copia de seguridad diaria de una determinada (e importante) carpeta, y otro perfil puede hacer una copia semanal de toda tu carpeta de usuario.<text:line-break/>Modifica el perfil por defecto para que use modo SSH, en lugar de «Local». <text:span text:style-name="T31">Configura SSH para que funcione con el certificado digital. </text:span><text:span text:style-name="T32">Deja el campo «Path» vacío, para que se haga la copia en la carpeta personal del usuario al que te conectas, o pon la dirección de una carpeta dada en el servidor, para guardar las copias de seguridad en ella.</text:span></text:p>
        </text:list-item>
        <text:list-item>
          <text:p text:style-name="P15"><text:soft-page-break/><text:span text:style-name="T8">E</text:span><text:span text:style-name="T11">n la pestaña «Incluir», selecciona la carpeta creada en el paso 4 (en el mundo real, podrías incluir aquí tu carpeta de usuario, para hacer una copia de seguridad de todos tus archivos).</text:span></text:p>
        </text:list-item>
        <text:list-item>
          <text:p text:style-name="P15"><text:span text:style-name="T11">En la </text:span><text:span text:style-name="T12">pestaña</text:span><text:span text:style-name="T11"> «Excluir» no hace falta que pongas nada. Esta carpeta te permite excluir carpetas dentro de la(s) seleccionada(s) en el paso anterior, para no hacer copias de datos innecesarios (por ejemplo de la papelera, de carpetas de caché, de carpetas que contengan archivos muy grandes pero no importantes, como películas y similares, etc.)</text:span></text:p>
        </text:list-item>
        <text:list-item>
          <text:p text:style-name="P16"><text:span text:style-name="T12">La pestaña «Auto eliminar» te permite eliminar copias de seguridad automáticamente, cuando sean muy viejas o cuando haya poco espacio en la máquina o carpeta de destino. Nosotros no vamos a cambiar nada en ella.</text:span></text:p>
        </text:list-item>
        <text:list-item>
          <text:p text:style-name="P16"><text:span text:style-name="T19">R</text:span><text:span text:style-name="T20">ealiza la copia de seguridad manualmente, haciendo clic en el botón «Tomar instantánea». Si todo va bien, se generará una copia de seguridad en la máquina de destino.</text:span></text:p>
        </text:list-item>
      </text:list>
      <text:h text:style-name="P6" text:outline-level="1"/>
      <text:p text:style-name="P25"/>
      <text:h text:style-name="P8" text:outline-level="1"><text:span text:style-name="T26">Ampliaci</text:span><text:span text:style-name="T27">ones</text:span><text:span text:style-name="T26"> optativa</text:span><text:span text:style-name="T27">s</text:span></text:h>
      <text:list xml:id="list2578933607" text:style-name="L4">
        <text:list-item>
          <text:p text:style-name="P21"><text:span text:style-name="T12">Configura Back in Time para que haga esa misma copia de seguridad </text:span><text:span text:style-name="T14">un día determinado de la semana, a una hora de tu elección </text:span><text:span text:style-name="T12">(no lo vas a u</text:span><text:span text:style-name="T14">sa</text:span><text:span text:style-name="T12">r en la práctica, porque tendrían que estar encendidas ambas máquinas, pero puedes ver cómo se configuraría).</text:span></text:p>
        </text:list-item>
        <text:list-item>
          <text:p text:style-name="P21"><text:span text:style-name="T12">Configura la pestaña «Auto eliminar» para que elimine las copias de seguridad de más de ½ año de antigüedad.</text:span></text:p>
        </text:list-item>
      </text:list>
      <text:h text:style-name="Heading_20_3" text:outline-level="3"/>
      <text:h text:style-name="P9" text:outline-level="3">Preguntas</text:h>
      <text:list xml:id="list2242068175" text:style-name="L5">
        <text:list-item>
          <text:p text:style-name="P22"><text:span text:style-name="T13">¿</text:span><text:span text:style-name="T12">Qué forma tiene la estructura de carpetas que genera Back in Time en la máquina de destino</text:span><text:span text:style-name="T13">? </text:span><text:span text:style-name="T12">¿Por qué tantas carpetas anidadas? ¿Qué es o qué representa cada una?</text:span></text:p>
        </text:list-item>
        <text:list-item>
          <text:p text:style-name="P20">Si tuvieses dos ordenadores en casa, como las máquinas virtuales de esta práctica, ¿cómo podrías hacer que el servidor arranque <text:span text:style-name="T33">automáticamente </text:span>un día y a una hora determinados de la semana, para hacer las copias de seguridad en él? ¿Puedes pensar al menos dos métodos que podrías usar <text:span text:style-name="T33">para ello</text:span>?</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Lohit Hindi1" svg:font-family="'Lohit Hindi'"/>
    <style:font-face style:name="OpenSymbol" svg:font-family="OpenSymbol"/>
    <style:font-face style:name="Courier New" svg:font-family="'Courier New'" style:font-adornments="Normal"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larendon LT Std" svg:font-family="'Clarendon LT Std'" style:font-adornments="Bold" style:font-pitch="variable"/>
    <style:font-face style:name="Helvetica-Black" svg:font-family="Helvetica-Black" style:font-adornments="Negra cursiva" style:font-pitch="variable"/>
    <style:font-face style:name="Helvetica-Compressed" svg:font-family="Helvetica-Compressed" style:font-adornments="Roman" style:font-pitch="variable"/>
    <style:font-face style:name="Helvetica-CondensedBlack" svg:font-family="Helvetica-CondensedBlack" style:font-adornments="Negra" style:font-pitch="variable"/>
    <style:font-face style:name="Helvetica-CondensedBlack1" svg:font-family="Helvetica-CondensedBlack" style:font-adornments="Negra cursiva" style:font-pitch="variable"/>
    <style:font-face style:name="Times New Roman" svg:font-family="'Times New Roman'" style:font-family-generic="roman" style:font-pitch="variable"/>
    <style:font-face style:name="Helvetica1" svg:font-family="Helvetica" style:font-adornments="Negrita" style:font-family-generic="swiss" style:font-pitch="variable"/>
    <style:font-face style:name="Helvetica" svg:font-family="Helvetica" style:font-adornments="Norm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roid Sans" svg:font-family="'Droid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Normal" style:font-family-generic="swiss" style:font-pitch="variable"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3cm" loext:contextual-spacing="false" fo:line-height="115%">
        <style:tab-stops/>
      </style:paragraph-properties>
      <style:text-properties style:font-name="Liberation Sans" fo:font-family="'Liberation Sans'" style:font-style-name="Normal" style:font-family-generic="swiss" style:font-pitch="variable" fo:font-size="11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line-height="150%" fo:text-align="center" style:justify-single-word="false" fo:text-indent="0cm" style:auto-text-indent="false" style:page-number="auto"/>
      <style:text-properties style:font-name="Helvetica-CondensedBlack" fo:font-family="Helvetica-CondensedBlack" style:font-style-name="Negra" style:font-pitch="variable" fo:font-size="135%" fo:font-weight="9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Helvetica-CondensedBlack1" fo:font-family="Helvetica-CondensedBlack" style:font-style-name="Negra cursiva" style:font-pitch="variable" fo:font-size="115%" fo:font-style="italic" fo:font-weight="9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101cm" fo:margin-bottom="0.21cm" loext:contextual-spacing="false"/>
      <style:text-properties style:font-name="Helvetica-Black" fo:font-family="Helvetica-Black" style:font-style-name="Negra cursiva" style:font-pitch="variable" fo:font-size="105%" fo:font-style="italic" fo:font-weight="900"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Helvetica-Compressed" fo:font-family="Helvetica-Compressed" style:font-style-name="Roman" style:font-pitch="variable" fo:font-size="14pt" fo:font-style="normal" fo:font-weight="normal"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margin-top="0cm" fo:margin-bottom="0cm" loext:contextual-spacing="false" fo:text-align="center" style:justify-single-word="false"/>
      <style:text-properties style:font-name="Helvetica-CondensedBlack1" fo:font-family="Helvetica-CondensedBlack" style:font-style-name="Negra cursiva" style:font-pitch="variable" fo:font-size="12pt" fo:font-style="italic" fo:font-weight="900" style:font-size-asian="12pt" style:font-weight-asian="bold" style:font-size-complex="28pt" style:font-weight-complex="bold"/>
    </style:style>
    <style:style style:name="Tabla_20_-_20_encabezado" style:display-name="Tabla - encabezado" style:family="paragraph" style:parent-style-name="Table_20_Contents" style:next-style-name="Table_20_Contents" style:master-page-name="">
      <style:paragraph-properties fo:text-align="start" style:justify-single-word="false" style:page-number="auto"/>
      <style:text-properties fo:font-variant="small-caps" fo:font-weight="bold" style:font-name-asian="Helvetica1" style:font-family-asian="Helvetica" style:font-style-name-asian="Negrita" style:font-family-generic-asian="swiss" style:font-pitch-asian="variable" style:font-size-asian="10.5pt" style:font-weight-asian="bold"/>
    </style:style>
    <style:style style:name="Config" style:family="paragraph" style:parent-style-name="Text_20_body">
      <style:text-properties officeooo:rsid="0041499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Config" style:family="text">
      <style:text-properties fo:color="#000000" style:text-outline="false" style:font-name="Courier New" fo:font-family="'Courier New'" style:font-style-name="Normal" style:font-family-generic="modern" style:font-pitch="fixed" fo:font-size="11pt" fo:text-shadow="none" fo:font-weight="normal" fo:background-color="transparent" style:font-size-asian="10.5pt" style:text-emphasize="none" style:text-combine="none" loext:padding="0.199cm" loext:border="none" loext:shadow="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a_20_-_20_encabezado.1" style:display-name="Tabla - encabezado.1"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2" style:display-name="Tabla - encabezado.2"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3" style:display-name="Tabla - encabezado.3"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4" style:display-name="Tabla - encabezado.4"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5" style:display-name="Tabla - encabezado.5"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6" style:display-name="Tabla - encabezado.6"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7" style:display-name="Tabla - encabezado.7"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8" style:display-name="Tabla - encabezado.8"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9" style:display-name="Tabla - encabezado.9"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10" style:display-name="Tabla - encabezado.10"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11" style:display-name="Tabla - encabezado.11"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12" style:display-name="Tabla - encabezado.12"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13" style:display-name="Tabla - encabezado.13"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14" style:display-name="Tabla - encabezado.14"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15" style:display-name="Tabla - encabezado.15"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16" style:display-name="Tabla - encabezado.16"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table:table-template table:name="Tabla - encabezado" table:first-row-end-column="row" table:first-row-start-column="row" table:last-row-end-column="row" table:last-row-start-column="row">
      <table:first-row table:style-name="Tabla_20_-_20_encabezado.1"/>
      <table:last-row table:style-name="Tabla_20_-_20_encabezado.2"/>
      <table:first-column table:style-name="Tabla_20_-_20_encabezado.3"/>
      <table:last-column table:style-name="Tabla_20_-_20_encabezado.4"/>
      <table:body table:style-name="Tabla_20_-_20_encabezado.9"/>
      <table:even-rows table:style-name="Tabla_20_-_20_encabezado.5"/>
      <table:odd-rows table:style-name="Tabla_20_-_20_encabezado.6"/>
      <table:even-columns table:style-name="Tabla_20_-_20_encabezado.7"/>
      <table:odd-columns table:style-name="Tabla_20_-_20_encabezado.8"/>
      <table:background table:style-name="Tabla_20_-_20_encabezado.10"/>
      <loext:first-row-even-column table:style-name="Tabla_20_-_20_encabezado.15"/>
      <loext:last-row-even-column table:style-name="Tabla_20_-_20_encabezado.16"/>
      <loext:first-row-end-column table:style-name="Tabla_20_-_20_encabezado.12"/>
      <loext:first-row-start-column table:style-name="Tabla_20_-_20_encabezado.11"/>
      <loext:last-row-end-column table:style-name="Tabla_20_-_20_encabezado.14"/>
      <loext:last-row-start-column table:style-name="Tabla_20_-_20_encabezado.13"/>
    </table:table-template>
  </office:styles>
  <office:automatic-styles>
    <style:style style:name="MP1" style:family="paragraph" style:parent-style-name="Header">
      <style:text-properties style:font-name="Clarendon LT St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1" text:anchor-type="paragraph" svg:x="0.004cm" svg:y="-0.392cm" svg:width="4.145cm" svg:height="1.092cm" draw:z-index="1"><draw:image xlink:href="Pictures/10000201000004F20000014DECD2904D88868E18.png" xlink:type="simple" xlink:show="embed" xlink:actuate="onLoad" loext:mime-type="image/png"/></draw:frame><draw:frame draw:style-name="Mfr1" draw:name="Imagen2" text:anchor-type="paragraph" svg:x="14.333cm" svg:y="-1.03cm" svg:width="3.2cm" svg:height="2.004cm" draw:z-index="3"><draw:image xlink:href="Pictures/1000000000000A260000065AA15A98761543D762.jpg" xlink:type="simple" xlink:show="embed" xlink:actuate="onLoad" loext:mime-type="image/jpeg"/></draw:frame></text:p>
        <text:p text:style-name="Header"/>
      </style:header>
    </style:master-page>
    <style:master-page style:name="Right_20_Page" style:display-name="Right Page" style:page-layout-name="Mpm2" style:next-style-name="Left_20_Page"/>
    <style:master-page style:name="Left_20_Page" style:display-name="Left Page" style:page-layout-name="Mpm3" style:next-style-name="Righ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lio Garay</meta:initial-creator>
    <meta:creation-date>2012-10-28T19:10:52</meta:creation-date>
    <dc:date>2020-10-04T11:46:23.421536270</dc:date>
    <meta:editing-duration>PT4H54M58S</meta:editing-duration>
    <meta:editing-cycles>49</meta:editing-cycles>
    <meta:generator>LibreOffice/6.4.5.2$Linux_X86_64 LibreOffice_project/40$Build-2</meta:generator>
    <meta:print-date>2020-02-27T10:18:07.850107949</meta:print-date>
    <dc:creator>Julio Garay</dc:creator>
    <meta:document-statistic meta:table-count="1" meta:image-count="2" meta:object-count="0" meta:page-count="2" meta:paragraph-count="28" meta:word-count="655" meta:character-count="3891" meta:non-whitespace-character-count="3277"/>
  </office:meta>
</office:document-meta>
</file>